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font-weight="normal" style:font-weight-asian="normal" style:font-weight-complex="normal"/>
    </style:style>
    <style:style style:name="P3" style:family="paragraph" style:parent-style-name="Standard" style:list-style-name="L1">
      <style:paragraph-properties fo:text-align="justify" style:justify-single-word="false"/>
      <style:text-properties fo:font-style="italic" style:font-style-asian="italic" style:font-style-complex="italic"/>
    </style:style>
    <style:style style:name="P4" style:family="paragraph" style:parent-style-name="Standard" style:list-style-name="L1">
      <style:paragraph-properties fo:text-align="justify" style:justify-single-word="false"/>
      <style:text-properties style:use-window-font-color="true"/>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17761000453881921"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4">maitrise pas encore, voir plus tard :</text:p>
                  <text:list>
                    <text:list-item>
                      <text:p text:style-name="P4">équivalent inclusion bibliothèques en java : import java.util.[...];</text:p>
                    </text:list-item>
                    <text:list-item>
                      <text:p text:style-name="P4">mettre en place environnement demande var : import java.util.Scanner;</text:p>
                    </text:list-item>
                    <text:list-item>
                      <text:p text:style-name="P4">demander effectivement une variable à l'utilisateur</text:p>
                      <text:list>
                        <text:list-item>
                          <text:p text:style-name="P4">Scanner [nomScan] = new Scanner (System.in); // une seule fois !!!</text:p>
                        </text:list-item>
                        <text:list-item>
                          <text:p text:style-name="P4">var1 = [nomScan].next[Type]();</text:p>
                        </text:list-item>
                        <text:list-item>
                          <text:p text:style-name="P4">…</text:p>
                        </text:list-item>
                        <text:list-item>
                          <text:p text:style-name="P4">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text:soft-page-break/>ajout perso : unsigne<text:span text:style-name="T3">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text:soft-page-break/>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paranthèses ?</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0T15:25:16</dc:date>
    <dc:creator>yjfjyf jjku</dc:creator>
    <meta:editing-duration>PT3H13M48S</meta:editing-duration>
    <meta:editing-cycles>108</meta:editing-cycles>
    <meta:document-statistic meta:table-count="0" meta:image-count="0" meta:object-count="0" meta:page-count="4" meta:paragraph-count="191" meta:word-count="1209" meta:character-count="5836"/>
  </office:meta>
</office:document-meta>
</file>